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02ad09"/>
    </style:style>
    <style:style style:name="P2" style:family="paragraph" style:parent-style-name="Standard">
      <style:paragraph-properties fo:line-height="200%" fo:text-align="center" style:justify-single-word="false"/>
      <style:text-properties officeooo:paragraph-rsid="00063fa9"/>
    </style:style>
    <style:style style:name="P3" style:family="paragraph" style:parent-style-name="Standard">
      <style:paragraph-properties fo:line-height="200%" fo:text-align="start" style:justify-single-word="false"/>
      <style:text-properties officeooo:paragraph-rsid="00063fa9"/>
    </style:style>
    <style:style style:name="P4" style:family="paragraph" style:parent-style-name="Standard">
      <style:paragraph-properties fo:line-height="200%" fo:text-align="start" style:justify-single-word="false"/>
      <style:text-properties officeooo:paragraph-rsid="000bae66"/>
    </style:style>
    <style:style style:name="P5"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e68db" officeooo:paragraph-rsid="000e68db" style:font-weight-asian="bold" style:font-weight-complex="bold"/>
    </style:style>
    <style:style style:name="P6" style:family="paragraph" style:parent-style-name="Standard">
      <style:paragraph-properties fo:line-height="200%" fo:text-align="start" style:justify-single-word="false"/>
      <style:text-properties style:text-underline-style="solid" style:text-underline-width="auto" style:text-underline-color="font-color" fo:font-weight="bold" officeooo:rsid="0013ec93" officeooo:paragraph-rsid="0013ec93" style:font-weight-asian="bold" style:font-weight-complex="bold"/>
    </style:style>
    <style:style style:name="P7" style:family="paragraph" style:parent-style-name="Standard">
      <style:paragraph-properties fo:line-height="200%" fo:text-align="start" style:justify-single-word="false"/>
      <style:text-properties style:text-underline-style="none" fo:font-weight="normal" officeooo:rsid="00063fa9" officeooo:paragraph-rsid="00063fa9" style:font-weight-asian="normal" style:font-weight-complex="normal"/>
    </style:style>
    <style:style style:name="P8" style:family="paragraph" style:parent-style-name="Standard">
      <style:paragraph-properties fo:line-height="200%" fo:text-align="start" style:justify-single-word="false"/>
      <style:text-properties style:text-underline-style="none" fo:font-weight="normal" officeooo:rsid="00069b62" officeooo:paragraph-rsid="00069b62" style:font-weight-asian="normal" style:font-weight-complex="normal"/>
    </style:style>
    <style:style style:name="P9" style:family="paragraph" style:parent-style-name="Standard">
      <style:paragraph-properties fo:line-height="200%" fo:text-align="start" style:justify-single-word="false"/>
      <style:text-properties style:text-underline-style="none" fo:font-weight="normal" officeooo:rsid="00074b1a" officeooo:paragraph-rsid="00074b1a" style:font-weight-asian="normal" style:font-weight-complex="normal"/>
    </style:style>
    <style:style style:name="P10" style:family="paragraph" style:parent-style-name="Standard">
      <style:paragraph-properties fo:line-height="200%" fo:text-align="start" style:justify-single-word="false"/>
      <style:text-properties style:text-underline-style="none" fo:font-weight="normal" officeooo:rsid="000e68db" officeooo:paragraph-rsid="000e68db" style:font-weight-asian="normal" style:font-weight-complex="normal"/>
    </style:style>
    <style:style style:name="P11" style:family="paragraph" style:parent-style-name="Standard">
      <style:paragraph-properties fo:line-height="200%" fo:text-align="start" style:justify-single-word="false"/>
      <style:text-properties officeooo:rsid="000c7e77" officeooo:paragraph-rsid="000c7e77"/>
    </style:style>
    <style:style style:name="P12" style:family="paragraph" style:parent-style-name="Standard">
      <style:paragraph-properties fo:line-height="200%" fo:text-align="end" style:justify-single-word="false"/>
      <style:text-properties style:font-name="Times New Roman" officeooo:rsid="0002ad09" officeooo:paragraph-rsid="0002ad09"/>
    </style:style>
    <style:style style:name="P13" style:family="paragraph" style:parent-style-name="Standard">
      <style:paragraph-properties fo:line-height="200%" fo:text-align="start" style:justify-single-word="false"/>
      <style:text-properties style:font-name="Times New Roman" officeooo:rsid="0002ad09" officeooo:paragraph-rsid="0002ad09"/>
    </style:style>
    <style:style style:name="P14" style:family="paragraph" style:parent-style-name="Standard">
      <style:paragraph-properties fo:line-height="200%" fo:text-align="start" style:justify-single-word="false"/>
      <style:text-properties style:font-name="Times New Roman" style:text-underline-style="solid" style:text-underline-width="auto" style:text-underline-color="font-color" fo:font-weight="bold" officeooo:rsid="000dbdea" officeooo:paragraph-rsid="000dbdea" style:font-weight-asian="bold" style:font-weight-complex="bold"/>
    </style:style>
    <style:style style:name="P15" style:family="paragraph" style:parent-style-name="Standard">
      <style:paragraph-properties fo:line-height="200%" fo:text-align="start" style:justify-single-word="false"/>
      <style:text-properties style:font-name="Times New Roman" style:text-underline-style="solid" style:text-underline-width="auto" style:text-underline-color="font-color" fo:font-weight="bold" officeooo:rsid="00063fa9" officeooo:paragraph-rsid="00063fa9" style:font-weight-asian="bold" style:font-weight-complex="bold"/>
    </style:style>
    <style:style style:name="P16" style:family="paragraph" style:parent-style-name="Standard">
      <style:paragraph-properties fo:line-height="200%" fo:text-align="start" style:justify-single-word="false"/>
      <style:text-properties style:font-name="Times New Roman" officeooo:rsid="00046a40" officeooo:paragraph-rsid="00046a40"/>
    </style:style>
    <style:style style:name="P17" style:family="paragraph" style:parent-style-name="Standard">
      <style:paragraph-properties fo:line-height="200%" fo:text-align="start" style:justify-single-word="false"/>
      <style:text-properties style:font-name="Times New Roman" officeooo:rsid="00046a40" officeooo:paragraph-rsid="00063fa9"/>
    </style:style>
    <style:style style:name="P18" style:family="paragraph" style:parent-style-name="Standard">
      <style:paragraph-properties fo:line-height="200%" fo:text-align="start" style:justify-single-word="false"/>
      <style:text-properties style:font-name="Times New Roman" style:text-underline-style="none" fo:font-weight="normal" officeooo:rsid="0013ec93" officeooo:paragraph-rsid="0013ec93" style:font-weight-asian="normal" style:font-weight-complex="normal"/>
    </style:style>
    <style:style style:name="P19" style:family="paragraph" style:parent-style-name="Standard">
      <style:paragraph-properties fo:line-height="200%" fo:text-align="start" style:justify-single-word="false"/>
      <style:text-properties style:font-name="Times New Roman" style:text-underline-style="none" fo:font-weight="normal" officeooo:rsid="0014f1ea" officeooo:paragraph-rsid="0014f1ea" style:font-weight-asian="normal" style:font-weight-complex="normal"/>
    </style:style>
    <style:style style:name="P20" style:family="paragraph" style:parent-style-name="Standard">
      <style:paragraph-properties fo:line-height="200%" fo:text-align="start" style:justify-single-word="false"/>
      <style:text-properties style:font-name="Times New Roman" style:text-underline-style="none" fo:font-weight="normal" officeooo:rsid="0017be54" officeooo:paragraph-rsid="0017be54" style:font-weight-asian="normal" style:font-weight-complex="normal"/>
    </style:style>
    <style:style style:name="P21" style:family="paragraph" style:parent-style-name="Standard">
      <style:paragraph-properties fo:line-height="200%" fo:text-align="start" style:justify-single-word="false"/>
      <style:text-properties style:font-name="Times New Roman" style:text-underline-style="none" fo:font-weight="normal" officeooo:rsid="0019126f" officeooo:paragraph-rsid="0019126f" style:font-weight-asian="normal" style:font-weight-complex="normal"/>
    </style:style>
    <style:style style:name="P22" style:family="paragraph" style:parent-style-name="Standard">
      <style:paragraph-properties fo:line-height="200%" fo:text-align="start" style:justify-single-word="false"/>
      <style:text-properties style:font-name="Times New Roman" style:text-underline-style="none" fo:font-weight="normal" officeooo:rsid="001bffa3" officeooo:paragraph-rsid="001bffa3" style:font-weight-asian="normal" style:font-weight-complex="normal"/>
    </style:style>
    <style:style style:name="P23" style:family="paragraph" style:parent-style-name="Standard">
      <style:paragraph-properties fo:margin-left="0in" fo:margin-right="0in" fo:margin-top="0in" fo:margin-bottom="0in" loext:contextual-spacing="false" fo:line-height="180%" fo:orphans="2" fo:widows="2" fo:text-indent="0in" style:auto-text-indent="false"/>
    </style:style>
    <style:style style:name="P24" style:family="paragraph" style:parent-style-name="Standard">
      <style:paragraph-properties fo:margin-left="0in" fo:margin-right="0in" fo:margin-top="0in" fo:margin-bottom="0in" loext:contextual-spacing="false" fo:text-indent="0in" style:auto-text-indent="false"/>
      <style:text-properties loext:padding="0in" loext:border="none"/>
    </style:style>
    <style:style style:name="P25" style:family="paragraph" style:parent-style-name="Standard" style:list-style-name="L1">
      <style:paragraph-properties fo:line-height="200%" fo:text-align="start" style:justify-single-word="false"/>
      <style:text-properties style:font-name="Times New Roman" style:text-underline-style="none" fo:font-weight="normal" officeooo:rsid="001bffa3" officeooo:paragraph-rsid="001bffa3" style:font-weight-asian="normal" style:font-weight-complex="normal"/>
    </style:style>
    <style:style style:name="P26" style:family="paragraph" style:parent-style-name="Standard">
      <style:paragraph-properties fo:line-height="200%" fo:text-align="start" style:justify-single-word="false"/>
      <style:text-properties style:font-name="Times New Roman" style:text-underline-style="none" fo:font-weight="normal" officeooo:rsid="001ebb26" officeooo:paragraph-rsid="001ebb26" style:font-weight-asian="normal" style:font-weight-complex="normal"/>
    </style:style>
    <style:style style:name="P27" style:family="paragraph" style:parent-style-name="Standard">
      <style:paragraph-properties fo:line-height="200%" fo:text-align="start" style:justify-single-word="false"/>
      <style:text-properties style:font-name="Times New Roman" style:text-underline-style="none" fo:font-weight="normal" officeooo:rsid="00206a1f" officeooo:paragraph-rsid="00206a1f" style:font-weight-asian="normal" style:font-weight-complex="normal"/>
    </style:style>
    <style:style style:name="T1" style:family="text">
      <style:text-properties style:font-name="Times New Roman"/>
    </style:style>
    <style:style style:name="T2" style:family="text">
      <style:text-properties style:font-name="Times New Roman" officeooo:rsid="0002ad09"/>
    </style:style>
    <style:style style:name="T3" style:family="text">
      <style:text-properties style:font-name="Times New Roman" style:text-underline-style="solid" style:text-underline-width="auto" style:text-underline-color="font-color" fo:font-weight="bold" style:font-weight-asian="bold" style:font-weight-complex="bold"/>
    </style:style>
    <style:style style:name="T4" style:family="text">
      <style:text-properties style:font-name="Times New Roman" style:text-underline-style="solid" style:text-underline-width="auto" style:text-underline-color="font-color" fo:font-weight="bold" officeooo:rsid="00046a40" style:font-weight-asian="bold" style:font-weight-complex="bold"/>
    </style:style>
    <style:style style:name="T5" style:family="text">
      <style:text-properties style:font-name="Times New Roman" style:text-underline-style="solid" style:text-underline-width="auto" style:text-underline-color="font-color" fo:font-weight="bold" officeooo:rsid="000bae66" style:font-weight-asian="bold" style:font-weight-complex="bold"/>
    </style:style>
    <style:style style:name="T6" style:family="text">
      <style:text-properties style:font-name="Times New Roman" officeooo:rsid="00046a40"/>
    </style:style>
    <style:style style:name="T7" style:family="text">
      <style:text-properties style:font-name="Times New Roman" officeooo:rsid="00074b1a"/>
    </style:style>
    <style:style style:name="T8" style:family="text">
      <style:text-properties style:font-name="Times New Roman" officeooo:rsid="00081485"/>
    </style:style>
    <style:style style:name="T9" style:family="text">
      <style:text-properties style:font-name="Times New Roman" officeooo:rsid="00083ac1"/>
    </style:style>
    <style:style style:name="T10" style:family="text">
      <style:text-properties style:font-name="Times New Roman" officeooo:rsid="000981ed"/>
    </style:style>
    <style:style style:name="T11" style:family="text">
      <style:text-properties style:font-name="Times New Roman" officeooo:rsid="0010202e"/>
    </style:style>
    <style:style style:name="T12" style:family="text">
      <style:text-properties style:font-name="Times New Roman" officeooo:rsid="00120cd4"/>
    </style:style>
    <style:style style:name="T13" style:family="text">
      <style:text-properties style:text-line-through-style="none" style:text-line-through-type="none" style:text-underline-style="none" style:text-blinking="false" loext:padding="0in" loext:border="none"/>
    </style:style>
    <style:style style:name="T14" style:family="text">
      <style:text-properties style:text-line-through-style="none" style:text-line-through-type="none" style:text-underline-style="none" fo:font-weight="bold" style:text-blinking="false" fo:background-color="transparent" loext:char-shading-value="0" loext:padding="0in" loext:border="none"/>
    </style:style>
    <style:style style:name="T15" style:family="text">
      <style:text-properties officeooo:rsid="00180d22"/>
    </style:style>
    <style:style style:name="T16" style:family="text">
      <style:text-properties officeooo:rsid="001adcb3"/>
    </style:style>
    <style:style style:name="T17" style:family="text">
      <style:text-properties officeooo:rsid="0020249c"/>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anveer Salim</text:p>
      <text:p text:style-name="P1"><text:span text:style-name="T2">Dream Company by Merlin Grim on Youtube URL: </text:span><text:a xlink:type="simple" xlink:href="https://www.youtube.com/watch?v=6CIXZljyQAo" text:style-name="Internet_20_link" text:visited-style-name="Visited_20_Internet_20_Link"><text:span text:style-name="T1">https://www.youtube.com/watch?v=6CIXZljyQAo</text:span></text:a><text:span text:style-name="T1"> </text:span></text:p>
      <text:p text:style-name="P13"/>
      <text:section text:style-name="Sect1" text:name="header">
        <text:section text:style-name="Sect2" text:name="header-author">
          <text:p text:style-name="P23"><text:bookmark text:name="author-text"/><text:a xlink:type="simple" xlink:href="https://www.youtube.com/channel/UCkPa2Jr2WRWhW8kVHWs7qYg" text:style-name="Internet_20_link" text:visited-style-name="Visited_20_Internet_20_Link"><text:span text:style-name="T14"><text:line-break/>Merlin Grim</text:span></text:a><text:a xlink:type="simple" xlink:href="https://www.youtube.com/watch?v=6CIXZljyQAo&amp;lc=Ugx8kchaqSJetLfea0h4AaABAg" text:style-name="Internet_20_link" text:visited-style-name="Visited_20_Internet_20_Link"><text:span text:style-name="T13">2 weeks ago (edited)</text:span></text:a><text:bookmark text:name="author-reputation"/></text:p>
        </text:section>
      </text:section>
      <text:section text:style-name="Sect2" text:name="content">
        <text:p text:style-name="P24">Please allow me to share a personal anecdote which I think may be relevant to this topic. I'm a native born citizen who started developing hardware and software solutions at age 12. By age 14 I decided to focus on software development almost exclusively and worked for several major companies over the course of 30 years. I loved what I was doing and would gladly work 12-16 hours a day 7 days a week and never once complained. I was always the first person to arrive at work, and one of the last to leave unless I was going home to continue working. Over 30 years, it was very rare to witness a peer who could even remotely compete. I had a reputation as being "prolific" and would often perform multiple roles besides my primary title. So, for 30+ years, I was a mix of full stack software engineer, database engineer, UI designer, Program Manager, technical marketing/evangelist, solution architect, solution consultant for major manufacturing and engineering companies, etc. I was know for managing, designing, and building transformative solutions across companies and industries. On my last day as an employee (Sr Technical Program Manager) for a big tech company in Washington, I was in a one on one meeting with my manager about my performance review. Now, keep in mind, I had NEVER had a negative performance review in my entire career. In this meeting, I inquired about the review numbers and was told that the organization was being merged with the product group and that I would not be getting a good review. I thought this was odd because I had always received stellar reviews, and all my projects exceeded commitments. When I inquired as to why, I was told that my peers had spent the past year working with the product group, but since I had not, this was going to affect my review. When I countered by highlighting the fact that I was doing multiple roles on an initiative that my peers failed at previously, I was told that it doesn't matter how hard you work or how many hats you wear. In fact, I was told that I worked too many hours so must not be very good at my job. Without pause or hesitation, I told my manager I was taking two weeks vacation and giving my two weeks notice. Basically it was a F.U. My manager was stunned. We sat there for a moment not saying a word, but I could see his expression change from stunned to oh shit. Without saying another word, I walked out and never looked back. That was eight years ago, and I still have zero regrets. I will only work for small companies where the incentives are to build a thriving company and where I share in the equity. In my experience this is the best way to keep it real, avoid the political BS, and operate with a clear mission.</text:p>
      </text:section>
      <text:p text:style-name="P13"/>
      <text:p text:style-name="P13"/>
      <text:p text:style-name="P13"/>
      <text:p text:style-name="P13"/>
      <text:p text:style-name="P13"/>
      <text:p text:style-name="P13"/>
      <text:p text:style-name="P2"><text:soft-page-break/><text:span text:style-name="T2">S</text:span><text:span text:style-name="T6">earch Engine Failures and Successes</text:span></text:p>
      <text:p text:style-name="P4"><text:span text:style-name="T4">G</text:span><text:span text:style-name="T5">abriel Weinberg talks about why many search engines failed against Google: </text:span><text:a xlink:type="simple" xlink:href="https://www.washingtonpost.com/news/wonk/wp/2013/07/11/altavista-is-dead-heres-why-its-so-hard-to-compete-with-google/" text:style-name="Internet_20_link" text:visited-style-name="Visited_20_Internet_20_Link"><text:span text:style-name="T3">https://www.washingtonpost.com/news/wonk/wp/2013/07/11/altavista-is-dead-heres-why-its-so-hard-to-compete-with-google/</text:span></text:a><text:span text:style-name="T3"> </text:span></text:p>
      <text:p text:style-name="P11"><text:span text:style-name="T5">G</text:span><text:span text:style-name="T3">abriel Weinberg said that the main reason search engines like Cuil failed was because it tried to copy Google’s strategy when it did not have the finances to perform the feat. Google tries to database the entire web and then data mine it. This is something only large corporations like Baidu and Yandex have the financial power to do.</text:span></text:p>
      <text:p text:style-name="P14">Bottom Line: Burned money too fast trying to succeed in Google’s comprehensive results.</text:p>
      <text:p text:style-name="P3"><text:span text:style-name="T4">Cuil:</text:span><text:span text:style-name="T6"> The most famous search engine failure. </text:span></text:p>
      <text:p text:style-name="P16">It was famous for NOT storing your IP address or search activity of their users—just like DuckDuckGo.</text:p>
      <text:p text:style-name="P16">But due to:</text:p>
      <text:p text:style-name="P16">1. slow queries</text:p>
      <text:p text:style-name="P16">2. adult images in results</text:p>
      <text:p text:style-name="P16">3. irrelevant results</text:p>
      <text:p text:style-name="P17">Cuil failed.</text:p>
      <text:p text:style-name="P15">AltaVista:</text:p>
      <text:p text:style-name="P7"><text:span text:style-name="T1">Poor user interface experience </text:span><text:span text:style-name="T9">+ </text:span><text:span text:style-name="T10">Lack of faith in making money off of searcch engines + </text:span><text:span text:style-name="T9">Poor search algorithms after being acquired by other companies</text:span></text:p>
      <text:p text:style-name="P8"><text:span text:style-name="T1">The company Compaq at one point owned AltaVista and </text:span><text:span text:style-name="T7">instead of focusing on</text:span></text:p>
      <text:p text:style-name="P9"><text:span text:style-name="T1">good search engine experience, it focused on </text:span><text:span text:style-name="T8">email and shopping instead.</text:span></text:p>
      <text:p text:style-name="P5"><text:span text:style-name="T8">I</text:span><text:span text:style-name="T1">nfoSeek:</text:span></text:p>
      <text:p text:style-name="P10"><text:span text:style-name="T1">Had a strong user base when still maintained by the owners (7.3 M/month). </text:span><text:span text:style-name="T11">It was the first engine to provide a paid-for-cost-per-impression. </text:span><text:span text:style-name="T12">Went down the drain once Disney acquired it.</text:span></text:p>
      <text:p text:style-name="P6"><text:soft-page-break/><text:span text:style-name="T12">W</text:span><text:span text:style-name="T1">ikia Search:</text:span></text:p>
      <text:p text:style-name="P18">Jimmy Wales’ idea was to use human collaboration to create better search results. It ended horribly. Such a tragedy for a potential FLOSS search engine.</text:p>
      <text:p text:style-name="P19">People want quality in search engines not quantity of results. Good point. What was the point of my search engine. It was helping researchers find business-realistic solutions to everyday problems through academic research. Many academic papers exist that in theory would work great but would fail to satisfy business demands.</text:p>
      <text:p text:style-name="P22">Reasons Why Search Engines Fail:</text:p>
      <text:p text:style-name="P22"><text:a xlink:type="simple" xlink:href="http://www.searchtools.com/info/whysearchesfail.html" text:style-name="Internet_20_link" text:visited-style-name="Visited_20_Internet_20_Link">http://www.searchtools.com/info/whysearchesfail.html</text:a> </text:p>
      <text:p text:style-name="P20">1. Empty Searches</text:p>
      <text:p text:style-name="P20">Believe it or not, people put absolutely nothing in the search query space. When this happens, the search engine should refuse to do anything.</text:p>
      <text:p text:style-name="P20">2. Wrong scope: In many cases, people type in a search query that has nothing to do with what is in the database. Focus on parser error messages that explain to the human what the true scope of their search query is versus what the database has. <text:span text:style-name="T15">For instance, a person should not type a youtube video name in an academic search engine like Microsoft Academic or Google Scholar.</text:span></text:p>
      <text:p text:style-name="P21">3. Vocabulary Mismatch:</text:p>
      <text:p text:style-name="P21">When search queries are missing a term that exists in the database</text:p>
      <text:p text:style-name="P21">but is a synonym of a word in the search query, it can perform</text:p>
      <text:p text:style-name="P21">linguistic scanning. <text:span text:style-name="T16">Search engines may have thesari or synonym lists.</text:span></text:p>
      <text:p text:style-name="P22">4. Spelling Mistakes</text:p>
      <text:list xml:id="list2869492394" text:style-name="L1">
        <text:list-item>
          <text:p text:style-name="P25">Synonym List: A synonym list can help the engine find the right answer faster</text:p>
        </text:list-item>
        <text:list-item>
          <text:p text:style-name="P25">A spellchecker can provide a list of correctly spelled words</text:p>
        </text:list-item>
      </text:list>
      <text:p text:style-name="P26">5. Fuzzy Matching: try to reduce a query to core words (e.g. search for locks might give search for looks).</text:p>
      <text:p text:style-name="P26"><text:soft-page-break/>6. Phonetic: Sound-alike matches use linguistics to search for words</text:p>
      <text:p text:style-name="P26">which may sound similar. <text:span text:style-name="T17">A search for licos will get Lycos.</text:span></text:p>
      <text:p text:style-name="P27">7. Be flexible in Quer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20:20:24.555000000</meta:creation-date>
    <dc:date>2019-10-17T09:22:00.259000000</dc:date>
    <meta:editing-duration>PT4H54M56S</meta:editing-duration>
    <meta:editing-cycles>23</meta:editing-cycles>
    <meta:generator>LibreOffice/6.3.2.2$Windows_X86_64 LibreOffice_project/98b30e735bda24bc04ab42594c85f7fd8be07b9c</meta:generator>
    <meta:document-statistic meta:table-count="0" meta:image-count="0" meta:object-count="0" meta:page-count="4" meta:paragraph-count="40" meta:word-count="1012" meta:character-count="5982" meta:non-whitespace-character-count="5008"/>
  </office:meta>
</office:document-meta>
</file>